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108.79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b2b2b2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dddddd" style:cell-protect="none" style:print-content="true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dddddd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ddddd" style:cell-protect="none" style:print-content="true" fo:border="0.06pt solid #000000"/>
      <style:text-properties fo:font-size="14pt" style:font-size-asian="14pt" style:font-size-complex="14pt"/>
    </style:style>
    <style:style style:name="ce6" style:family="table-cell" style:parent-style-name="Default" style:data-style-name="N121">
      <style:table-cell-properties fo:background-color="#dddddd" fo:border="0.06pt solid #000000"/>
      <style:text-properties fo:font-size="14pt" style:font-size-asian="14pt" style:font-size-complex="14pt"/>
    </style:style>
    <style:style style:name="ce7" style:family="table-cell" style:parent-style-name="Default" style:data-style-name="N121">
      <style:table-cell-properties fo:background-color="#dddddd" fo:border="0.06pt solid #000000"/>
      <style:text-properties style:font-name="Liberation Sans" fo:font-size="14pt" style:font-name-asian="Droid Sans Fallback" style:font-size-asian="14pt" style:font-name-complex="FreeSans" style:font-size-complex="14pt"/>
    </style:style>
    <style:style style:name="ce8" style:family="table-cell" style:parent-style-name="Default" style:data-style-name="N121">
      <style:table-cell-properties fo:background-color="#dddddd" style:cell-protect="none" style:print-content="true" fo:border="0.06pt solid #000000"/>
      <style:text-properties fo:font-size="14pt" style:font-size-asian="14pt" style:font-size-complex="14pt"/>
    </style:style>
    <style:style style:name="ce9" style:family="table-cell" style:parent-style-name="Default" style:data-style-name="N122">
      <style:table-cell-properties fo:background-color="#dddddd" fo:border="0.06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 table:protected="true">
        <loext:table-protection loext:select-protected-cells="true" loext:select-unprotected-cells="tru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acers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Racer</text:p>
          </table:table-cell>
          <table:table-cell table:style-name="ce2" office:value-type="string" calcext:value-type="string">
            <text:p>Best Ra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table:formula="of:=IF(SUM([.$D5:.$M5]) &lt; 0.001; &quot;&quot;; MIN([.$D5:.$M5]))">
            <text:p/>
          </table:table-cell>
          <table:table-cell table:style-name="ce8" table:number-columns-repeated="10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6" table:formula="of:=IF(SUM([.$D6:.$M6]) &lt; 0.001; &quot;&quot;; MIN([.$D6:.$M6]))">
            <text:p/>
          </table:table-cell>
          <table:table-cell table:style-name="ce8" table:number-columns-repeated="10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style-name="ce7" table:formula="of:=IF(SUM([.$D7:.$M7]) &lt; 0.001; &quot;&quot;; MIN([.$D7:.$M7]))">
            <text:p/>
          </table:table-cell>
          <table:table-cell table:style-name="ce8" table:number-columns-repeated="10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style-name="ce6" table:formula="of:=IF(SUM([.$D8:.$M8]) &lt; 0.001; &quot;&quot;; MIN([.$D8:.$M8]))">
            <text:p/>
          </table:table-cell>
          <table:table-cell table:style-name="ce8" table:number-columns-repeated="10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ce6" table:formula="of:=IF(SUM([.$D9:.$M9]) &lt; 0.001; &quot;&quot;; MIN([.$D9:.$M9]))">
            <text:p/>
          </table:table-cell>
          <table:table-cell table:style-name="ce8" table:number-columns-repeated="10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6" table:formula="of:=IF(SUM([.$D10:.$M10]) &lt; 0.001; &quot;&quot;; MIN([.$D10:.$M10]))">
            <text:p/>
          </table:table-cell>
          <table:table-cell table:style-name="ce8" table:number-columns-repeated="10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Racer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iff</text:p>
          </table:table-cell>
          <table:table-cell table:style-name="ce2" office:value-type="string" calcext:value-type="string">
            <text:p>Points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INDEX([.$B$5:.$B$10]; MATCH([.C13]; [.$C$5:.$C$10]; 0))" office:value-type="string" office:string-value="" calcext:value-type="error">
            <text:p>#VALUE!</text:p>
          </table:table-cell>
          <table:table-cell table:style-name="ce6" table:formula="of:=SMALL([.$C$5:.$C$10]; 1)" office:value-type="string" office:string-value="" calcext:value-type="error">
            <text:p>#VALUE!</text:p>
          </table:table-cell>
          <table:table-cell table:style-name="ce6"/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INDEX([.$B$5:.$B$10]; MATCH([.C14]; [.$C$5:.$C$10]; 0))" office:value-type="string" office:string-value="" calcext:value-type="error">
            <text:p>#VALUE!</text:p>
          </table:table-cell>
          <table:table-cell table:style-name="ce6" table:formula="of:=SMALL([.$C$5:.$C$10]; 2)" office:value-type="string" office:string-value="" calcext:value-type="error">
            <text:p>#VALUE!</text:p>
          </table:table-cell>
          <table:table-cell table:style-name="ce9" table:formula="of:=[.C14]-[.C13]" office:value-type="string" office:string-value="" calcext:value-type="error">
            <text:p>#VALUE!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IF([.$C$2]&gt;2;INDEX([.$B$5:.$B$10]; MATCH([.C15]; [.$C$5:.$C$10]; 0));&quot;&quot;)">
            <text:p/>
          </table:table-cell>
          <table:table-cell table:style-name="ce6" table:formula="of:=IF([.$C$2]&gt;2; SMALL([.$C$5:.$C$10]; 3) ; &quot;&quot;)">
            <text:p/>
          </table:table-cell>
          <table:table-cell table:style-name="ce9" table:formula="of:=IF([.$C$2]&gt;2;[.C15]-[.$C$13];&quot;&quot;)">
            <text:p/>
          </table:table-cell>
          <table:table-cell table:style-name="ce4" table:formula="of:=IF([.$C$2]&gt;2;1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4" table:formula="of:=IF([.$C$2]&gt;3;INDEX([.$B$5:.$B$10]; MATCH([.C16]; [.$C$5:.$C$10]; 0));&quot;&quot;)">
            <text:p/>
          </table:table-cell>
          <table:table-cell table:style-name="ce6" table:formula="of:=IF([.$C$2]&gt;3;SMALL([.$C$5:.$C$10]; 4);&quot;&quot;)">
            <text:p/>
          </table:table-cell>
          <table:table-cell table:style-name="ce9" table:formula="of:=IF([.$C$2]&gt;3;[.C16]-[.$C$13];&quot;&quot;)">
            <text:p/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4" table:formula="of:=IF([.$C$2]&gt;4;INDEX([.$B$5:.$B$10]; MATCH([.C17]; [.$C$5:.$C$10]; 0));&quot;&quot;)">
            <text:p/>
          </table:table-cell>
          <table:table-cell table:style-name="ce6" table:formula="of:=IF([.$C$2]&gt;4;SMALL([.$C$5:.$C$10]; 5);&quot;&quot;)">
            <text:p/>
          </table:table-cell>
          <table:table-cell table:style-name="ce9" table:formula="of:=IF([.$C$2]&gt;4;[.C17]-[.$C$13];&quot;&quot;)">
            <text:p/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4" table:formula="of:=IF([.$C$2]&gt;5;INDEX([.$B$5:.$B$10]; MATCH([.C18]; [.$C$5:.$C$10]; 0));&quot;&quot;)">
            <text:p/>
          </table:table-cell>
          <table:table-cell table:style-name="ce6" table:formula="of:=IF([.$C$2]&gt;5;SMALL([.$C$5:.$C$10]; 6);&quot;&quot;)">
            <text:p/>
          </table:table-cell>
          <table:table-cell table:style-name="ce9" table:formula="of:=IF([.$C$2]&gt;5;[.C18]-[.$C$13];&quot;&quot;)">
            <text:p/>
          </table:table-cell>
          <table:table-cell table:style-name="ce4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text>+</number:text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4:24:56.013430066</meta:creation-date>
    <dc:date>2015-12-08T13:08:32.745480491</dc:date>
    <meta:editing-duration>PT21H56M44S</meta:editing-duration>
    <meta:editing-cycles>3</meta:editing-cycles>
    <meta:generator>LibreOffice/5.0.2.2$Linux_X86_64 LibreOffice_project/00m0$Build-2</meta:generator>
    <meta:document-statistic meta:table-count="1" meta:cell-count="50" meta:object-count="0"/>
  </office:meta>
</office:document-meta>
</file>